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ppingContentNegotiationStrategy.handleMatch( String key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MappingContentNegotiationStrategy.handleNoMatch( NativeWebRequest request ,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MappingContentNegotiationStrategy.AbstractMappingContentNegotiationStrategy( @ Nullable Map &lt; String , MediaType &gt; 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pingContentNegotiationStrategy.resolveMediaTypes( NativeWebRequest 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pingContentNegotiationStrategy.isIgnoreUnknown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pingContentNegotiationStrategy.resolveMediaTypeKey( NativeWebRequest webRequest , @ Nullable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MappingContentNegotiationStrategy.isUseRegisteredExtension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pingContentNegotiationStrategy.setUseRegisteredExtensionsOnly( boolean useRegisteredExtensions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pingContentNegotiationStrategy.setIgnoreUnknownExtensions( boolean ignoreUnknown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